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5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7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86in" svg:x="0.8972in" svg:y="4.5626in">
            <draw:object draw:notify-on-update-of-ranges="Sheet1.B13:Sheet1.B17 Sheet1.C13:Sheet1.C17 Sheet1.F13:Sheet1.F15 Sheet1.G13:Sheet1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ultiple Application Simpson’s Rule 1/3 with Richardson Extrapolation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(h=0.25)=</text:p>
          </table:table-cell>
          <table:table-cell table:style-name="ce2" table:formula="of:=([.G5]-[.G6])*([.C13]+4*SUM([.C14];[.C16])+2*[.C15]+[.C17])/(3*[.$G$10])" office:value-type="float" office:value="1.16845982760028" calcext:value-type="float">
            <text:p>1.16846</text:p>
          </table:table-cell>
          <table:table-cell table:number-columns-repeated="2"/>
          <table:table-cell office:value-type="string" calcext:value-type="string">
            <text:p>b=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(h=0.5)=</text:p>
          </table:table-cell>
          <table:table-cell table:style-name="ce2" table:formula="of:=([.G5]-[.G6])*([.G13]+4*[.G14]+[.G15])/(3*[.J10])" office:value-type="float" office:value="1.16901986906405" calcext:value-type="float">
            <text:p>1.16902</text:p>
          </table:table-cell>
          <table:table-cell table:number-columns-repeated="2"/>
          <table:table-cell office:value-type="string" calcext:value-type="string">
            <text:p>a=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table:style-name="ce3" table:formula="of:=(4/3)*[.C5]-(1/3)*[.C6]" office:value-type="float" office:value="1.16827314711236" calcext:value-type="float">
            <text:p>1.16827315</text:p>
          </table:table-cell>
          <table:table-cell table:number-columns-repeated="2"/>
          <table:table-cell office:value-type="string" calcext:value-type="string">
            <text:p>h2=</text:p>
          </table:table-cell>
          <table:table-cell table:style-name="ce1" office:value-type="float" office:value="0.25" calcext:value-type="float">
            <text:p>0.25</text:p>
          </table:table-cell>
          <table:table-cell/>
          <table:table-cell table:style-name="ce1" office:value-type="string" calcext:value-type="string">
            <text:p>h1=</text:p>
          </table:table-cell>
          <table:table-cell table:style-name="ce1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n2=</text:p>
          </table:table-cell>
          <table:table-cell table:style-name="ce1" table:formula="of:=([.G5]-[.G6])/([.G8])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1=</text:p>
          </table:table-cell>
          <table:table-cell table:style-name="ce1" table:formula="of:=([.G5]-[.G6])/([.J8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SIN([.B13])*SQRT([.B13])" office:value-type="float" office:value="0.841470984807897" calcext:value-type="float">
            <text:p>0.84147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SIN([.F13])*SQRT([.F13])" office:value-type="float" office:value="0.841470984807897" calcext:value-type="float">
            <text:p>0.841471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13]+[.$G$8]" office:value-type="float" office:value="1.25" calcext:value-type="float">
            <text:p>1.25</text:p>
          </table:table-cell>
          <table:table-cell table:style-name="ce4" table:formula="of:=SIN([.B14])*SQRT([.B14])" office:value-type="float" office:value="1.06099705924043" calcext:value-type="float">
            <text:p>1.06099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formula="of:=[.F13]+[.$J$8]" office:value-type="float" office:value="1.5" calcext:value-type="float">
            <text:p>1.5</text:p>
          </table:table-cell>
          <table:table-cell table:style-name="ce4" table:formula="of:=SIN([.F14])*SQRT([.F14])" office:value-type="float" office:value="1.22167686908214" calcext:value-type="float">
            <text:p>1.221677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14]+[.$G$8]" office:value-type="float" office:value="1.5" calcext:value-type="float">
            <text:p>1.5</text:p>
          </table:table-cell>
          <table:table-cell table:style-name="ce4" table:formula="of:=SIN([.B15])*SQRT([.B15])" office:value-type="float" office:value="1.22167686908214" calcext:value-type="float">
            <text:p>1.22167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[.F14]+[.$J$8]" office:value-type="float" office:value="2" calcext:value-type="float">
            <text:p>2</text:p>
          </table:table-cell>
          <table:table-cell table:style-name="ce4" table:formula="of:=SIN([.F15])*SQRT([.F15])" office:value-type="float" office:value="1.28594075324784" calcext:value-type="float">
            <text:p>1.285941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B15]+[.$G$8]" office:value-type="float" office:value="1.75" calcext:value-type="float">
            <text:p>1.75</text:p>
          </table:table-cell>
          <table:table-cell table:style-name="ce4" table:formula="of:=SIN([.B16])*SQRT([.B16])" office:value-type="float" office:value="1.30169105450543" calcext:value-type="float">
            <text:p>1.301691</text:p>
          </table:table-cell>
          <table:table-cell/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16]+[.$G$8]" office:value-type="float" office:value="2" calcext:value-type="float">
            <text:p>2</text:p>
          </table:table-cell>
          <table:table-cell table:style-name="ce4" table:formula="of:=SIN([.B17])*SQRT([.B17])" office:value-type="float" office:value="1.28594075324784" calcext:value-type="float">
            <text:p>1.285941</text:p>
          </table:table-cell>
          <table:table-cell/>
          <table:table-cell table:style-name="ce1"/>
          <table:table-cell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4:54:38.900484083</meta:creation-date>
    <meta:generator>LibreOffice/24.2.6.2$Linux_X86_64 LibreOffice_project/420$Build-2</meta:generator>
    <dc:date>2024-12-01T17:32:13.967302417</dc:date>
    <meta:editing-duration>PT2H37M21S</meta:editing-duration>
    <meta:editing-cycles>30</meta:editing-cycles>
    <meta:document-statistic meta:table-count="1" meta:cell-count="4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7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044cm" svg:y="3.94cm" style:legend-expansion="high" chart:style-name="ch2"/>
        <chart:plot-area chart:style-name="ch3" table:cell-range-address="Sheet1.B13:Sheet1.C17 Sheet1.G13:Sheet1.G15" svg:x="0.319cm" svg:y="0.179cm" svg:width="12.406cm" svg:height="8.631cm">
          <chart:coordinate-region svg:x="2.052cm" svg:y="0.381cm" svg:width="10.428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3:Sheet1.C17" chart:class="chart:scatter">
            <chart:domain table:cell-range-address="Sheet1.B13:Sheet1.B17"/>
            <chart:data-point chart:repeated="5"/>
          </chart:series>
          <chart:series chart:style-name="ch8" chart:values-cell-range-address="Sheet1.G13:Sheet1.G15" chart:class="chart:scatter">
            <chart:domain table:cell-range-address="Sheet1.F13:Sheet1.F15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3:Sheet1.B17</svg:desc>
                </draw:g>
              </table:table-cell>
              <table:table-cell office:value-type="float" office:value="0.841470984807897">
                <text:p>0.841470984807897</text:p>
                <draw:g>
                  <svg:desc>Sheet1.C13:Sheet1.C17</svg:desc>
                </draw:g>
              </table:table-cell>
              <table:table-cell office:value-type="float" office:value="1">
                <text:p>1</text:p>
                <draw:g>
                  <svg:desc>Sheet1.F13:Sheet1.F15</svg:desc>
                </draw:g>
              </table:table-cell>
              <table:table-cell office:value-type="float" office:value="0.841470984807897">
                <text:p>0.841470984807897</text:p>
                <draw:g>
                  <svg:desc>Sheet1.G13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1.06099705924043">
                <text:p>1.06099705924043</text:p>
              </table:table-cell>
              <table:table-cell office:value-type="float" office:value="1.5">
                <text:p>1.5</text:p>
              </table:table-cell>
              <table:table-cell office:value-type="float" office:value="1.22167686908214">
                <text:p>1.22167686908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22167686908214">
                <text:p>1.22167686908214</text:p>
              </table:table-cell>
              <table:table-cell office:value-type="float" office:value="2">
                <text:p>2</text:p>
              </table:table-cell>
              <table:table-cell office:value-type="float" office:value="1.28594075324784">
                <text:p>1.28594075324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30169105450543">
                <text:p>1.3016910545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28594075324784">
                <text:p>1.2859407532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